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1ce5bc" officeooo:paragraph-rsid="001ce5bc"/>
    </style:style>
    <style:style style:name="P2" style:family="paragraph" style:parent-style-name="Text_20_body">
      <style:text-properties officeooo:rsid="001f5c1e" officeooo:paragraph-rsid="001f5c1e"/>
    </style:style>
    <style:style style:name="P3" style:family="paragraph" style:parent-style-name="Heading_20_1">
      <style:text-properties officeooo:paragraph-rsid="001ce5bc"/>
    </style:style>
    <style:style style:name="P4" style:family="paragraph" style:parent-style-name="Heading_20_1">
      <style:text-properties officeooo:rsid="001f5c1e" officeooo:paragraph-rsid="001f5c1e"/>
    </style:style>
    <style:style style:name="P5" style:family="paragraph" style:parent-style-name="Title">
      <style:text-properties officeooo:rsid="001ce5bc" officeooo:paragraph-rsid="001ce5bc"/>
    </style:style>
    <style:style style:name="T1" style:family="text">
      <style:text-properties officeooo:rsid="001ce5bc"/>
    </style:style>
    <style:style style:name="T2" style:family="text">
      <style:text-properties officeooo:rsid="001e35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demy React Course</text:p>
      <text:h text:style-name="P3" text:outline-level="1"><text:span text:style-name="T1">Create React App</text:span></text:h>
      <text:p text:style-name="P1">Npm install -g create-react-app <text:s/>installs a global tool allowing the creation of a react project with a single command.</text:p>
      <text:p text:style-name="P1">To create a project: create-react-app projectName <text:span text:style-name="T2">or if you haven’t installed create-react-app you can use: npx create-react-app projectName</text:span></text:p>
      <text:p text:style-name="P1"/>
      <text:h text:style-name="P4" text:outline-level="1">Properties</text:h>
      <text:p text:style-name="P2">Properties must be defined in the jsx of the parent component. </text:p>
      <text:p text:style-name="P2">ReactDOM.render(</text:p>
      <text:p text:style-name="P2"><text:s text:c="2"/>&lt;Hello greeting={`Hello React Ninja`}/&gt;, <text:s text:c="2"/>The property “greeting” is defined here.</text:p>
      <text:p text:style-name="P2"><text:s text:c="2"/>document.getElementById('root')</text:p>
      <text:p text:style-name="P2">);</text:p>
      <text:p text:style-name="P2">It can then be used in any of the children.</text:p>
      <text:p text:style-name="P2">class Hello extends React.Component {</text:p>
      <text:p text:style-name="P2"><text:s text:c="2"/>render() {</text:p>
      <text:p text:style-name="P2"><text:s text:c="4"/>return(</text:p>
      <text:p text:style-name="P2"><text:s text:c="6"/>&lt;div className="f1 tc"&gt;</text:p>
      <text:p text:style-name="P2"><text:s text:c="8"/>&lt;h1 id="theHeader"&gt; Hello World &lt;/h1&gt;</text:p>
      <text:p text:style-name="P2"><text:s text:c="8"/>&lt;p className="tc"&gt; {this.props.greeting} &lt;/p&gt; <text:s/>Greeting property is used here with this syntax.</text:p>
      <text:p text:style-name="P2"><text:s text:c="6"/>&lt;/div&gt;</text:p>
      <text:p text:style-name="P2"><text:s text:c="4"/>);</text:p>
      <text:p text:style-name="P2"><text:s text:c="2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0:50:18.578833476</meta:creation-date>
    <meta:generator>LibreOffice/5.3.6.1$Linux_X86_64 LibreOffice_project/30$Build-1</meta:generator>
    <dc:date>2020-08-15T19:58:25.804586440</dc:date>
    <meta:editing-duration>PT8H8M31S</meta:editing-duration>
    <meta:editing-cycles>3</meta:editing-cycles>
    <meta:document-statistic meta:table-count="0" meta:image-count="0" meta:object-count="0" meta:page-count="1" meta:paragraph-count="21" meta:word-count="110" meta:character-count="804" meta:non-whitespace-character-count="666"/>
  </office:meta>
</office:document-meta>
</file>